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na Math1" svg:font-family="'Asana Math'" style:font-adornments="Regular"/>
    <style:font-face style:name="DejaVu Sans Mono" svg:font-family="'DejaVu Sans Mono'" style:font-family-generic="modern" style:font-pitch="fixed"/>
    <style:font-face style:name="Asana Math" svg:font-family="'Asana Math'" style:font-pitch="variable"/>
    <style:font-face style:name="EB Garamond 08" svg:font-family="'EB Garamond 08'" style:font-pitch="variable"/>
    <style:font-face style:name="EB Garamond 08 SC" svg:font-family="'EB Garamond 08 SC'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pitch="variable"/>
    <style:font-face style:name="EB Garamond Initials" svg:font-family="'EB Garamond Initials'" style:font-pitch="variable"/>
    <style:font-face style:name="LM Roman 9" svg:font-family="'LM Roman 9'" style:font-pitch="variable"/>
    <style:font-face style:name="LM Roman Slanted 12" svg:font-family="'LM Roman Slanted 12'" style:font-pitch="variable"/>
    <style:font-face style:name="TeX Gyre Bonum" svg:font-family="'TeX Gyre Bonum'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cc0000" draw:marker-start-width="0.358cm" draw:marker-end-width="0.358cm" draw:fill-color="#000000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cc0000" draw:marker-start-width="0.358cm" draw:marker-end-width="0.358cm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LM Roman 9" fo:font-size="32pt" style:font-size-asian="32pt" style:font-size-complex="32pt"/>
    </style:style>
    <style:style style:name="P5" style:family="paragraph">
      <style:text-properties style:text-position="0% 100%" style:font-name="Asana Math" fo:language="en" fo:country="US" fo:background-color="transparent"/>
    </style:style>
    <style:style style:name="P6" style:family="paragraph">
      <loext:graphic-properties draw:fill="none" draw:fill-color="#ffffff"/>
      <style:text-properties style:text-position="0% 100%" style:font-name="Asana Math" fo:font-size="26pt" fo:language="en" fo:country="US" fo:background-color="transparent" style:font-size-asian="26pt" style:font-size-complex="26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-color="#ffffff"/>
    </style:style>
    <style:style style:name="T1" style:family="text">
      <style:text-properties style:font-name="LM Roman 9" fo:font-size="32pt" style:font-size-asian="32pt" style:font-size-complex="32pt"/>
    </style:style>
    <style:style style:name="T2" style:family="text">
      <style:text-properties style:text-position="-33% 58%" style:font-name="LM Roman 9" fo:font-size="32pt" style:font-size-asian="32pt" style:font-size-complex="32pt"/>
    </style:style>
    <style:style style:name="T3" style:family="text">
      <style:text-properties style:text-position="0% 100%" style:font-name="Asana Math1" fo:font-size="26pt" fo:language="en" fo:country="US" fo:background-color="transparent" style:font-name-asian="Asana Math1" style:font-size-asian="26pt" style:font-name-complex="Asana Math1" style:font-size-complex="26pt"/>
    </style:style>
    <style:style style:name="T4" style:family="text">
      <style:text-properties style:text-position="-33% 58%" style:font-name="Asana Math1" fo:font-size="26pt" fo:language="en" fo:country="US" fo:background-color="transparent" style:font-name-asian="Asana Math1" style:font-size-asian="26pt" style:font-name-complex="Asana Math1" style:font-size-complex="26pt"/>
    </style:style>
    <style:style style:name="T5" style:family="text">
      <style:text-properties style:font-name="LM Roman 9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8.331cm" svg:y1="9.437cm" svg:x2="12.49cm" svg:y2="4.076cm">
          <text:p/>
        </draw:line>
        <draw:line draw:style-name="gr1" draw:text-style-name="P1" draw:layer="layout" svg:x1="9.468cm" svg:y1="11.684cm" svg:x2="16.196cm" svg:y2="11.683cm">
          <text:p/>
        </draw:line>
        <draw:ellipse draw:style-name="gr2" draw:text-style-name="P2" draw:layer="layout" svg:width="19.198cm" svg:height="19.18cm" svg:x="-3.002cm" svg:y="2.056cm" draw:kind="arc" draw:start-angle="359.78" draw:end-angle="52.13">
          <text:p/>
        </draw:ellipse>
        <draw:ellipse draw:style-name="gr3" draw:text-style-name="P3" draw:layer="layout" svg:width="5.615cm" svg:height="5.654cm" svg:x="3.853cm" svg:y="8.882cm" draw:kind="arc" draw:start-angle="0.64" draw:end-angle="53.48">
          <text:p/>
        </draw:ellipse>
        <draw:frame draw:style-name="gr4" draw:text-style-name="P4" draw:layer="layout" svg:width="1.289cm" svg:height="2.092cm" svg:x="8.871cm" svg:y="11.176cm">
          <draw:text-box>
            <text:p><text:span text:style-name="T1">r</text:span><text:span text:style-name="T2">1</text:span></text:p>
          </draw:text-box>
        </draw:frame>
        <draw:frame draw:style-name="gr4" draw:text-style-name="P4" draw:layer="layout" svg:width="1.289cm" svg:height="2.092cm" svg:x="15.572cm" svg:y="11.176cm">
          <draw:text-box>
            <text:p><text:span text:style-name="T1">r</text:span><text:span text:style-name="T2">2</text:span></text:p>
          </draw:text-box>
        </draw:frame>
        <draw:line draw:style-name="gr5" draw:text-style-name="P1" draw:layer="layout" svg:x1="6.604cm" svg:y1="11.684cm" svg:x2="12.491cm" svg:y2="4.077cm">
          <text:p/>
        </draw:line>
        <draw:line draw:style-name="gr5" draw:text-style-name="P1" draw:layer="layout" svg:x1="6.604cm" svg:y1="11.684cm" svg:x2="16.196cm" svg:y2="11.684cm">
          <text:p/>
        </draw:line>
        <draw:frame draw:style-name="gr4" draw:text-style-name="P6" draw:layer="layout" svg:width="1.484cm" svg:height="1.974cm" svg:x="7.072cm" svg:y="10.376cm">
          <draw:text-box>
            <text:p text:style-name="P5"><text:span text:style-name="T3">Θ</text:span><text:span text:style-name="T4">0</text:span></text:p>
          </draw:text-box>
        </draw:frame>
        <draw:frame draw:style-name="gr4" draw:text-style-name="P4" draw:layer="layout" svg:width="4.866cm" svg:height="2.088cm" svg:x="3.372cm" svg:y="8.076cm">
          <draw:text-box>
            <text:p text:style-name="P7"><text:span text:style-name="T5">V(</text:span><text:span text:style-name="T1">r</text:span><text:span text:style-name="T2">1</text:span><text:span text:style-name="T5">) = V</text:span><text:span text:style-name="T2">0</text:span></text:p>
          </draw:text-box>
        </draw:frame>
        <draw:frame draw:style-name="gr4" draw:text-style-name="P4" draw:layer="layout" svg:width="4.46cm" svg:height="2.088cm" svg:x="16.172cm" svg:y="8.076cm">
          <draw:text-box>
            <text:p text:style-name="P7"><text:span text:style-name="T5">V(</text:span><text:span text:style-name="T1">r</text:span><text:span text:style-name="T2">2</text:span><text:span text:style-name="T5">) = </text:span><text:span text:style-name="T1">0</text:span></text:p>
          </draw:text-box>
        </draw:frame>
        <draw:frame draw:style-name="gr4" draw:text-style-name="P4" draw:layer="layout" svg:width="4.854cm" svg:height="2.088cm" svg:x="16.172cm" svg:y="6.476cm">
          <draw:text-box>
            <text:p text:style-name="P7"><text:span text:style-name="T5">T(</text:span><text:span text:style-name="T1">r</text:span><text:span text:style-name="T2">2</text:span><text:span text:style-name="T5">) = T</text:span><text:span text:style-name="T2">b</text:span></text:p>
          </draw:text-box>
        </draw:frame>
        <draw:frame draw:style-name="gr4" draw:text-style-name="P4" draw:layer="layout" svg:width="4.854cm" svg:height="2.088cm" svg:x="3.372cm" svg:y="6.776cm">
          <draw:text-box>
            <text:p text:style-name="P7"><text:span text:style-name="T5">T(</text:span><text:span text:style-name="T1">r</text:span><text:span text:style-name="T2">1</text:span><text:span text:style-name="T5">) = T</text:span><text:span text:style-name="T2">b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ana Math1" svg:font-family="'Asana Math'" style:font-adornments="Regular"/>
    <style:font-face style:name="DejaVu Sans Mono" svg:font-family="'DejaVu Sans Mono'" style:font-family-generic="modern" style:font-pitch="fixed"/>
    <style:font-face style:name="Asana Math" svg:font-family="'Asana Math'" style:font-pitch="variable"/>
    <style:font-face style:name="EB Garamond 08" svg:font-family="'EB Garamond 08'" style:font-pitch="variable"/>
    <style:font-face style:name="EB Garamond 08 SC" svg:font-family="'EB Garamond 08 SC'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pitch="variable"/>
    <style:font-face style:name="EB Garamond Initials" svg:font-family="'EB Garamond Initials'" style:font-pitch="variable"/>
    <style:font-face style:name="LM Roman 9" svg:font-family="'LM Roman 9'" style:font-pitch="variable"/>
    <style:font-face style:name="LM Roman Slanted 12" svg:font-family="'LM Roman Slanted 12'" style:font-pitch="variable"/>
    <style:font-face style:name="TeX Gyre Bonum" svg:font-family="'TeX Gyre Bonum'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9T16:44:42.487466630</meta:creation-date>
    <dc:date>2017-03-29T17:20:57.935916109</dc:date>
    <meta:editing-duration>PT25M32S</meta:editing-duration>
    <meta:editing-cycles>4</meta:editing-cycles>
    <meta:generator>LibreOffice/5.1.6.2$Linux_X86_64 LibreOffice_project/10m0$Build-2</meta:generator>
    <meta:document-statistic meta:object-count="36"/>
  </office:meta>
</office:document-meta>
</file>